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8f49" officeooo:paragraph-rsid="00058f49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6fd34" officeooo:paragraph-rsid="0006fd34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6fd34" officeooo:paragraph-rsid="0006fd34"/>
    </style:style>
    <style:style style:name="T1" style:family="text">
      <style:text-properties officeooo:rsid="0006fd34"/>
    </style:style>
    <style:style style:name="T2" style:family="text">
      <style:text-properties officeooo:rsid="0008ee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: Sumário da funcionalidade do caso de uso</text:p>
      <text:p text:style-name="P1">Atores: <text:span text:style-name="T1">Motorista.</text:span></text:p>
      <text:p text:style-name="P1">Pré-Condições: <text:span text:style-name="T1">Tê uma carona ofertada.</text:span></text:p>
      <text:p text:style-name="P1">Fluxos:</text:p>
      <text:p text:style-name="P1">Principal: </text:p>
      <text:list xml:id="list1080788233474423557" text:style-name="L1">
        <text:list-item>
          <text:p text:style-name="P2">O motorista vai até a carona e clica em cancelar.</text:p>
        </text:list-item>
        <text:list-item>
          <text:p text:style-name="P2">O sistema informa <text:span text:style-name="T2">com</text:span> quantas caronas o motorista pode cancelar ainda no intervalo de 1 mês e se ele será banido ou não.</text:p>
        </text:list-item>
        <text:list-item>
          <text:p text:style-name="P2">O motorista clica no botão confirmar cancelamento.</text:p>
        </text:list-item>
        <text:list-item>
          <text:p text:style-name="P2">O sistema informa que a carona foi cancelada.</text:p>
        </text:list-item>
        <text:list-item>
          <text:p text:style-name="P2">O sistema manda uma mensagem informando que a carona foi cancelada e de pedido de desculpa a todos que solicitaram a carona e o caso de uso se encerra.</text:p>
        </text:list-item>
      </text:list>
      <text:p text:style-name="P1">Fluxos Alternativos (Opcional): </text:p>
      <text:list xml:id="list3677794454540036239" text:style-name="L2">
        <text:list-item>
          <text:p text:style-name="P3">Caso o motorista já tenha feito 3 cacelamentos no periodo de um mês após cancelamento o usuário será banino e sistema vai para o item 4.</text:p>
        </text:list-item>
      </text:list>
      <text:p text:style-name="P1">Fluxos de Exceção (Opcional): </text:p>
      <text:p text:style-name="P1">Pós-Condições: <text:span text:style-name="T1">Carona cancel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7:05:53.741239761</meta:creation-date>
    <dc:date>2018-10-27T21:39:39.679075692</dc:date>
    <meta:editing-duration>PT10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6" meta:character-count="782" meta:non-whitespace-character-count="663"/>
  </office:meta>
</office:document-meta>
</file>